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size="14pt" style:font-size-asian="14pt" style:font-size-complex="14pt"/>
    </style:style>
    <style:style style:name="P2" style:parent-style-name="Standard" style:list-style-name="LFO1" style:family="paragraph"/>
    <style:style style:name="P3" style:parent-style-name="Standard" style:list-style-name="LFO1" style:family="paragraph"/>
    <style:style style:name="P4" style:parent-style-name="Standard" style:list-style-name="LFO1" style:family="paragraph"/>
    <style:style style:name="P5" style:parent-style-name="Standard" style:list-style-name="LFO1" style:family="paragraph"/>
    <style:style style:name="P6" style:parent-style-name="Standard" style:list-style-name="LFO1" style:family="paragraph"/>
    <style:style style:name="P7" style:parent-style-name="Standard" style:list-style-name="LFO4" style:family="paragraph"/>
    <style:style style:name="P8" style:parent-style-name="Standard" style:list-style-name="LFO4" style:family="paragraph"/>
    <style:style style:name="P9" style:parent-style-name="Standard" style:list-style-name="LFO4" style:family="paragraph"/>
    <style:style style:name="T10" style:parent-style-name="DefaultParagraphFont" style:family="text">
      <style:text-properties style:text-position="super 66.6%"/>
    </style:style>
    <style:style style:name="P11" style:parent-style-name="Standard" style:list-style-name="LFO6" style:family="paragraph"/>
    <style:style style:name="P12" style:parent-style-name="Standard" style:list-style-name="LFO6" style:family="paragraph"/>
    <style:style style:name="P13" style:parent-style-name="Standard" style:list-style-name="LFO6" style:family="paragraph"/>
    <style:style style:name="P14" style:parent-style-name="Standard" style:list-style-name="LFO6" style:family="paragraph"/>
  </office:automatic-styles>
  <office:body>
    <office:text text:use-soft-page-breaks="true">
      <text:p text:style-name="P1">Meeting Notes</text:p>
      <text:p text:style-name="Standard"/>
      <text:p text:style-name="Standard">Date of meeting:<text:s/>17/04/2020</text:p>
      <text:p text:style-name="Standard">Members present: Jarrad, Spencer, Nabil, James, George</text:p>
      <text:p text:style-name="Standard">Length of meeting: 1hrs</text:p>
      <text:p text:style-name="Standard"/>
      <text:p text:style-name="Standard"/>
      <text:p text:style-name="Standard">What was done last session?:</text:p>
      <text:list text:style-name="LFO1" text:continue-numbering="true">
        <text:list-item>
          <text:p text:style-name="P2">Spencer added Saving &amp; Loading to the particle editor</text:p>
        </text:list-item>
        <text:list-item>
          <text:p text:style-name="P3">George implemented initial stages of text rendering</text:p>
        </text:list-item>
      </text:list>
      <text:p text:style-name="Standard"/>
      <text:p text:style-name="Standard">What wasn’t done last session?:</text:p>
      <text:list text:style-name="LFO1" text:continue-numbering="true">
        <text:list-item>
          <text:p text:style-name="P4">James did not improve physics system</text:p>
        </text:list-item>
        <text:list-item>
          <text:p text:style-name="P5">Jarrad did not create the UI system</text:p>
        </text:list-item>
        <text:list-item>
          <text:p text:style-name="P6">Nabil did not fully implement the model loader</text:p>
        </text:list-item>
      </text:list>
      <text:p text:style-name="Standard"/>
      <text:p text:style-name="Standard">What did we discuss this session?:</text:p>
      <text:list text:style-name="LFO4" text:continue-numbering="true">
        <text:list-item>
          <text:p text:style-name="P7">Nabil’s issues with loading the project persisted. We discussed possible solutions and we said we would allocate him roles that didn’t require the game engine. He is in contact with Simon so this potentially might be fixed at some point. His tasks will be re-allocated at some point.</text:p>
        </text:list-item>
        <text:list-item>
          <text:p text:style-name="P8">James mentioned that he hadn’t done anything and that he wouldn’t next week because he had other projects to do.<text:s/></text:p>
        </text:list-item>
        <text:list-item>
          <text:p text:style-name="P9">We discussed our plans for the future and decided we wanted everything to ideally be complete by the 1<text:span text:style-name="T10">st</text:span><text:s/>of May due to other coursework.<text:s/></text:p>
        </text:list-item>
      </text:list>
      <text:p text:style-name="Standard">What are we going to do this session?:</text:p>
      <text:list text:style-name="LFO6" text:continue-numbering="true">
        <text:list-item>
          <text:p text:style-name="P11">George will implement text rendering</text:p>
        </text:list-item>
        <text:list-item>
          <text:p text:style-name="P12">Jarrad will implement the UI library</text:p>
        </text:list-item>
        <text:list-item>
          <text:p text:style-name="P13">Nabil will try and fix his issues</text:p>
        </text:list-item>
        <text:list-item>
          <text:p text:style-name="P14">Spencer will work on documentation</text:p>
        </text:list-item>
      </text:list>
      <text:p text:style-name="Standard"/>
      <text:p text:style-name="Standard">Date of next meeting:<text:s/>23/04/2020</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pencer Deane</meta:initial-creator>
    <dc:creator>sd</dc:creator>
    <meta:creation-date>2020-04-17T15:44:00Z</meta:creation-date>
    <dc:date>2020-04-17T15:53:00Z</dc:date>
    <meta:template xlink:href="Normal" xlink:type="simple"/>
    <meta:editing-cycles>5</meta:editing-cycles>
    <meta:editing-duration>PT540S</meta:editing-duration>
    <meta:document-statistic meta:page-count="1" meta:paragraph-count="2" meta:word-count="179" meta:character-count="1198" meta:row-count="8" meta:non-whitespace-character-count="1021"/>
  </office:meta>
</office:document-meta>
</file>